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00EAB20969A5E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7.75cm" fo:min-width="17.89cm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18.39cm" svg:height="18cm" svg:x="1.3cm" svg:y="0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10cm" svg:x="5.4cm" svg:y="4.8cm">
          <draw:image xlink:href="Pictures/100002010000020000000200A00EAB20969A5E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21:50:02.805738319</meta:creation-date>
    <dc:date>2017-12-28T21:54:04.065509935</dc:date>
    <meta:editing-duration>PT4M1S</meta:editing-duration>
    <meta:editing-cycles>1</meta:editing-cycles>
    <meta:document-statistic meta:object-count="2"/>
    <meta:generator>LibreOffice/5.1.6.2$Linux_X86_64 LibreOffice_project/10m0$Build-2</meta:generator>
  </office:meta>
</office:document-meta>
</file>